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7a740" officeooo:paragraph-rsid="0007a7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r Arzt hat keine Rechnung gestellt, aber es muss zwingend ein Dokument hochgeladen werden ..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7-07T18:59:29.755000000</dc:date>
    <dc:creator>Philipp Kemkes</dc:creator>
    <meta:editing-duration>PT27S</meta:editing-duration>
    <meta:editing-cycles>1</meta:editing-cycles>
    <meta:document-statistic meta:table-count="0" meta:image-count="0" meta:object-count="0" meta:page-count="1" meta:paragraph-count="1" meta:word-count="15" meta:character-count="95" meta:non-whitespace-character-count="81"/>
    <meta:generator>LibreOffice/7.1.3.2$Windows_X86_64 LibreOffice_project/47f78053abe362b9384784d31a6e56f8511eb1c1</meta:generator>
  </office:meta>
</office:document-meta>
</file>